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officeooo:paragraph-rsid="00011793" style:font-size-asian="12pt" style:font-size-complex="12pt"/>
    </style:style>
    <style:style style:name="P2" style:family="paragraph" style:parent-style-name="Standard">
      <style:text-properties fo:font-size="12pt" officeooo:paragraph-rsid="0002fb9d" style:font-size-asian="12pt" style:font-size-complex="12pt"/>
    </style:style>
    <style:style style:name="P3" style:family="paragraph" style:parent-style-name="Standard">
      <style:text-properties style:font-name="Times New Roman" fo:font-size="12pt" fo:font-weight="normal" officeooo:rsid="0002fb9d" officeooo:paragraph-rsid="00076ccd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style:font-name="Times New Roman" fo:font-size="12pt" fo:language="fr" fo:country="CA" officeooo:rsid="00011793" officeooo:paragraph-rsid="00011793" style:font-size-asian="12pt" style:font-size-complex="12pt"/>
    </style:style>
    <style:style style:name="P5" style:family="paragraph" style:parent-style-name="Standard">
      <style:text-properties fo:color="#000000" style:font-name="Times New Roman" fo:font-size="12pt" fo:language="fr" fo:country="CA" officeooo:rsid="00011793" officeooo:paragraph-rsid="001d9d52" style:font-size-asian="12pt" style:font-size-complex="12pt"/>
    </style:style>
    <style:style style:name="P6" style:family="paragraph" style:parent-style-name="Standard">
      <style:text-properties fo:color="#000000" style:font-name="Times New Roman" fo:font-size="12pt" fo:language="fr" fo:country="CA" officeooo:rsid="00011793" officeooo:paragraph-rsid="001f37c0" style:font-size-asian="12pt" style:font-size-complex="12pt"/>
    </style:style>
    <style:style style:name="P7" style:family="paragraph" style:parent-style-name="Standard">
      <style:text-properties fo:color="#000000" style:font-name="Times New Roman" fo:font-size="12pt" fo:language="fr" fo:country="CA" officeooo:paragraph-rsid="00011793" style:font-size-asian="12pt" style:font-size-complex="12pt"/>
    </style:style>
    <style:style style:name="P8" style:family="paragraph" style:parent-style-name="Standard">
      <style:text-properties fo:color="#000000" style:font-name="Times New Roman" fo:font-size="12pt" fo:language="fr" fo:country="CA" officeooo:rsid="001f37c0" officeooo:paragraph-rsid="001f37c0" style:font-size-asian="12pt" style:font-size-complex="12pt"/>
    </style:style>
    <style:style style:name="P9" style:family="paragraph" style:parent-style-name="Standard">
      <style:text-properties fo:color="#000000" style:font-name="Times New Roman" fo:font-size="12pt" fo:language="fr" fo:country="CA" fo:font-weight="normal" officeooo:rsid="0002fb9d" officeooo:paragraph-rsid="00076ccd" style:font-size-asian="12pt" style:font-weight-asian="normal" style:font-size-complex="12pt" style:font-weight-complex="normal"/>
    </style:style>
    <style:style style:name="P10" style:family="paragraph" style:parent-style-name="Standard">
      <style:text-properties fo:color="#000000" style:font-name="Times New Roman" fo:font-size="12pt" fo:language="fr" fo:country="CA" fo:font-weight="normal" officeooo:rsid="00076ccd" officeooo:paragraph-rsid="00076ccd" style:font-size-asian="12pt" style:font-weight-asian="normal" style:font-size-complex="12pt" style:font-weight-complex="normal"/>
    </style:style>
    <style:style style:name="P11" style:family="paragraph" style:parent-style-name="Standard">
      <style:text-properties fo:color="#000000" style:font-name="Times New Roman" fo:font-size="12pt" fo:language="fr" fo:country="CA" fo:font-weight="normal" officeooo:rsid="0004d49b" officeooo:paragraph-rsid="00076ccd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000000" style:font-name="Times New Roman" fo:font-size="12pt" fo:language="fr" fo:country="CA" fo:font-style="normal" officeooo:rsid="00011793" officeooo:paragraph-rsid="00011793" style:font-size-asian="12pt" style:font-style-asian="normal" style:font-size-complex="12pt" style:font-style-complex="normal"/>
    </style:style>
    <style:style style:name="P13" style:family="paragraph" style:parent-style-name="Standard">
      <style:text-properties fo:color="#000000" style:font-name="Times New Roman" fo:font-size="12pt" fo:language="fr" fo:country="CA" fo:font-style="normal" officeooo:rsid="000125ae" officeooo:paragraph-rsid="00011793" style:font-size-asian="12pt" style:font-style-asian="normal" style:font-size-complex="12pt" style:font-style-complex="normal"/>
    </style:style>
    <style:style style:name="P14" style:family="paragraph" style:parent-style-name="Standard">
      <style:text-properties fo:color="#000000" style:font-name="Times New Roman" fo:font-size="12pt" fo:language="fr" fo:country="CA" fo:font-style="normal" officeooo:rsid="001f37c0" officeooo:paragraph-rsid="001f37c0" style:font-size-asian="12pt" style:font-style-asian="normal" style:font-size-complex="12pt" style:font-style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Times New Roman" fo:font-size="12pt" fo:language="fr" fo:country="CA" fo:font-style="normal" fo:font-weight="normal" officeooo:rsid="0009ba32" officeooo:paragraph-rsid="00076ccd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2pt" fo:language="fr" fo:country="CA" fo:font-weight="normal" officeooo:rsid="0011891f" officeooo:paragraph-rsid="0011891f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2pt" fo:language="fr" fo:country="CA" fo:font-weight="normal" officeooo:rsid="001d3a47" officeooo:paragraph-rsid="001d3a47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2pt" fo:language="fr" fo:country="CA" fo:font-style="normal" fo:font-weight="bold" officeooo:rsid="0011891f" officeooo:paragraph-rsid="0011891f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2pt" fo:language="fr" fo:country="CA" fo:font-style="normal" fo:font-weight="bold" officeooo:rsid="001d3a47" officeooo:paragraph-rsid="001d3a47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2pt" fo:language="fr" fo:country="CA" fo:font-style="normal" fo:font-weight="normal" officeooo:rsid="001d3a47" officeooo:paragraph-rsid="001d3a47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2pt" fo:language="fr" fo:country="CA" fo:font-style="normal" fo:font-weight="normal" officeooo:rsid="001d3a47" officeooo:paragraph-rsid="002164c0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2pt" fo:language="fr" fo:country="CA" fo:font-style="normal" fo:font-weight="normal" officeooo:rsid="0024f087" officeooo:paragraph-rsid="0024f087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1in" fo:margin-right="0in" fo:text-align="justify" style:justify-single-word="false" fo:text-indent="0in" style:auto-text-indent="false"/>
      <style:text-properties fo:color="#000000" style:font-name="Times New Roman" fo:font-size="12pt" fo:language="fr" fo:country="CA" fo:font-style="normal" fo:font-weight="normal" officeooo:rsid="000a5d24" officeooo:paragraph-rsid="000c007d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1in" fo:margin-right="0in" fo:text-align="justify" style:justify-single-word="false" fo:text-indent="0in" style:auto-text-indent="false"/>
      <style:text-properties fo:color="#000000" style:font-name="Times New Roman" fo:font-size="12pt" fo:language="fr" fo:country="CA" fo:font-style="normal" fo:font-weight="normal" officeooo:rsid="000a5d24" officeooo:paragraph-rsid="0011891f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1in" fo:margin-right="0in" fo:text-align="justify" style:justify-single-word="false" fo:text-indent="0in" style:auto-text-indent="false"/>
      <style:text-properties fo:color="#000000" style:font-name="Times New Roman" fo:font-size="12pt" fo:language="fr" fo:country="CA" fo:font-style="normal" fo:font-weight="normal" officeooo:rsid="000a5d24" officeooo:paragraph-rsid="00140c35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1in" fo:margin-right="0in" fo:text-align="justify" style:justify-single-word="false" fo:text-indent="0in" style:auto-text-indent="false"/>
      <style:text-properties fo:color="#000000" style:font-name="Times New Roman" fo:font-size="12pt" fo:language="fr" fo:country="CA" fo:font-style="normal" fo:font-weight="normal" officeooo:rsid="0017da0a" officeooo:paragraph-rsid="0011891f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1in" fo:margin-right="0in" fo:text-align="justify" style:justify-single-word="false" fo:text-indent="0in" style:auto-text-indent="false"/>
      <style:text-properties fo:color="#000000" style:font-name="Times New Roman" fo:font-size="12pt" fo:language="fr" fo:country="CA" fo:font-weight="normal" officeooo:rsid="0011891f" officeooo:paragraph-rsid="0020d3a9" style:font-size-asian="12pt" style:font-weight-asian="normal" style:font-size-complex="12pt" style:font-weight-complex="normal"/>
    </style:style>
    <style:style style:name="P28" style:family="paragraph" style:parent-style-name="Standard">
      <loext:graphic-properties draw:fill="none"/>
      <style:paragraph-properties fo:margin-left="1in" fo:margin-right="0in" fo:text-align="justify" style:justify-single-word="false" fo:text-indent="0in" style:auto-text-indent="false"/>
      <style:text-properties fo:color="#000000" style:font-name="Times New Roman" fo:font-size="12pt" fo:language="fr" fo:country="CA" fo:font-weight="normal" officeooo:rsid="00076ccd" officeooo:paragraph-rsid="0020d3a9" style:font-size-asian="12pt" style:font-weight-asian="normal" style:font-size-complex="12pt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1in" fo:margin-right="0in" fo:text-align="justify" style:justify-single-word="false" fo:text-indent="0in" style:auto-text-indent="false" style:page-number="auto"/>
      <style:text-properties fo:color="#000000" style:font-name="Times New Roman" fo:font-size="12pt" fo:language="fr" fo:country="CA" fo:font-weight="normal" officeooo:rsid="0011891f" officeooo:paragraph-rsid="0020d3a9" style:font-size-asian="12pt" style:font-weight-asian="normal" style:font-size-complex="12pt" style:font-weight-complex="normal"/>
    </style:style>
    <style:style style:name="P30" style:family="paragraph" style:parent-style-name="Text_20_body">
      <style:text-properties officeooo:paragraph-rsid="001f37c0"/>
    </style:style>
    <style:style style:name="P31" style:family="paragraph" style:parent-style-name="Text_20_body">
      <style:paragraph-properties fo:line-height="100%"/>
      <style:text-properties officeooo:paragraph-rsid="001f37c0"/>
    </style:style>
    <style:style style:name="P32" style:family="paragraph" style:parent-style-name="Standard">
      <style:text-properties fo:color="#000000" style:font-name="Times New Roman" fo:font-size="12pt" fo:language="fr" fo:country="CA" fo:font-style="normal" fo:font-weight="bold" officeooo:rsid="00011793" officeooo:paragraph-rsid="00260278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text-properties fo:color="#000000" style:font-name="Times New Roman" fo:font-size="12pt" fo:language="fr" fo:country="CA" fo:font-style="normal" fo:font-weight="normal" officeooo:rsid="0002fb9d" officeooo:paragraph-rsid="0002fb9d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color="#000000" style:font-name="Times New Roman" fo:font-size="12pt" fo:language="fr" fo:country="CA" fo:font-weight="normal" officeooo:rsid="0002fb9d" officeooo:paragraph-rsid="0028d339" style:font-size-asian="12pt" style:font-weight-asian="normal" style:font-size-complex="12pt" style:font-weight-complex="normal"/>
    </style:style>
    <style:style style:name="P35" style:family="paragraph" style:parent-style-name="Standard">
      <style:text-properties fo:color="#000000" style:font-name="Times New Roman" fo:font-size="12pt" fo:language="fr" fo:country="CA" fo:font-style="italic" fo:font-weight="normal" officeooo:rsid="0002fb9d" officeooo:paragraph-rsid="00076ccd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text-properties fo:color="#000000" style:font-name="Times New Roman" fo:font-size="12pt" fo:language="fr" fo:country="CA" fo:font-style="italic" fo:font-weight="normal" officeooo:rsid="0002fb9d" officeooo:paragraph-rsid="0028d339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text-properties fo:font-size="12pt" officeooo:paragraph-rsid="0028d339" style:font-size-asian="12pt" style:font-size-complex="12pt"/>
    </style:style>
    <style:style style:name="P38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2pt" fo:language="fr" fo:country="CA" fo:font-style="normal" fo:font-weight="normal" officeooo:rsid="001d3a47" officeooo:paragraph-rsid="002164c0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1793" style:font-style-asian="italic" style:font-style-complex="italic"/>
    </style:style>
    <style:style style:name="T3" style:family="text">
      <style:text-properties fo:font-style="italic" officeooo:rsid="000a5d24" style:font-style-asian="italic" style:font-style-complex="italic"/>
    </style:style>
    <style:style style:name="T4" style:family="text">
      <style:text-properties fo:font-style="italic" officeooo:rsid="0007011f" style:font-style-asian="italic" style:font-style-complex="italic"/>
    </style:style>
    <style:style style:name="T5" style:family="text">
      <style:text-properties fo:font-style="italic" officeooo:rsid="00120fe6" style:font-style-asian="italic" style:font-style-complex="italic"/>
    </style:style>
    <style:style style:name="T6" style:family="text">
      <style:text-properties fo:font-style="italic" officeooo:rsid="0015dbd6" style:font-style-asian="italic" style:font-style-complex="italic"/>
    </style:style>
    <style:style style:name="T7" style:family="text">
      <style:text-properties fo:font-style="italic" officeooo:rsid="00171148" style:font-style-asian="italic" style:font-style-complex="italic"/>
    </style:style>
    <style:style style:name="T8" style:family="text">
      <style:text-properties fo:font-style="italic" officeooo:rsid="0017da0a" style:font-style-asian="italic" style:font-style-complex="italic"/>
    </style:style>
    <style:style style:name="T9" style:family="text">
      <style:text-properties fo:font-style="italic" officeooo:rsid="000fc5f3" style:font-style-asian="italic" style:font-style-complex="italic"/>
    </style:style>
    <style:style style:name="T10" style:family="text">
      <style:text-properties fo:font-style="italic" officeooo:rsid="001f37c0" style:font-style-asian="italic" style:font-style-complex="italic"/>
    </style:style>
    <style:style style:name="T11" style:family="text">
      <style:text-properties fo:font-style="italic" officeooo:rsid="0028d339" style:font-style-asian="italic" style:font-style-complex="italic"/>
    </style:style>
    <style:style style:name="T12" style:family="text">
      <style:text-properties fo:font-style="italic" officeooo:rsid="00276bfd" fo:background-color="#ffff00" loext:char-shading-value="0" style:font-style-asian="italic" style:font-style-complex="italic"/>
    </style:style>
    <style:style style:name="T13" style:family="text">
      <style:text-properties fo:font-style="italic" officeooo:rsid="0028d339" fo:background-color="#ffff00" loext:char-shading-value="0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011793" style:font-style-asian="normal" style:font-style-complex="normal"/>
    </style:style>
    <style:style style:name="T16" style:family="text">
      <style:text-properties fo:font-style="normal" officeooo:rsid="000125ae" style:font-style-asian="normal" style:font-style-complex="normal"/>
    </style:style>
    <style:style style:name="T17" style:family="text">
      <style:text-properties fo:font-style="normal" officeooo:rsid="0009ba32" style:font-style-asian="normal" style:font-style-complex="normal"/>
    </style:style>
    <style:style style:name="T18" style:family="text">
      <style:text-properties fo:font-style="normal" officeooo:rsid="000c007d" style:font-style-asian="normal" style:font-style-complex="normal"/>
    </style:style>
    <style:style style:name="T19" style:family="text">
      <style:text-properties fo:font-style="normal" officeooo:rsid="000a5d24" style:font-style-asian="normal" style:font-style-complex="normal"/>
    </style:style>
    <style:style style:name="T20" style:family="text">
      <style:text-properties fo:font-style="normal" officeooo:rsid="000cdd93" style:font-style-asian="normal" style:font-style-complex="normal"/>
    </style:style>
    <style:style style:name="T21" style:family="text">
      <style:text-properties fo:font-style="normal" officeooo:rsid="00120fe6" style:font-style-asian="normal" style:font-style-complex="normal"/>
    </style:style>
    <style:style style:name="T22" style:family="text">
      <style:text-properties fo:font-style="normal" officeooo:rsid="00140c35" style:font-style-asian="normal" style:font-style-complex="normal"/>
    </style:style>
    <style:style style:name="T23" style:family="text">
      <style:text-properties fo:font-style="normal" officeooo:rsid="0015dbd6" style:font-style-asian="normal" style:font-style-complex="normal"/>
    </style:style>
    <style:style style:name="T24" style:family="text">
      <style:text-properties fo:font-style="normal" officeooo:rsid="00171148" style:font-style-asian="normal" style:font-style-complex="normal"/>
    </style:style>
    <style:style style:name="T25" style:family="text">
      <style:text-properties fo:font-style="normal" officeooo:rsid="0017da0a" style:font-style-asian="normal" style:font-style-complex="normal"/>
    </style:style>
    <style:style style:name="T26" style:family="text">
      <style:text-properties fo:font-style="normal" officeooo:rsid="001f37c0" style:font-style-asian="normal" style:font-style-complex="normal"/>
    </style:style>
    <style:style style:name="T27" style:family="text">
      <style:text-properties fo:font-style="normal" officeooo:rsid="0020d3a9" style:font-style-asian="normal" style:font-style-complex="normal"/>
    </style:style>
    <style:style style:name="T28" style:family="text">
      <style:text-properties fo:font-style="normal" officeooo:rsid="002327f0" style:font-style-asian="normal" style:font-style-complex="normal"/>
    </style:style>
    <style:style style:name="T29" style:family="text">
      <style:text-properties fo:font-style="normal" officeooo:rsid="0028d339" style:font-style-asian="normal" style:font-style-complex="normal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font-style="normal" officeooo:rsid="0028d339" fo:background-color="#ffff00" loext:char-shading-value="0" style:font-style-asian="normal" style:font-style-complex="normal"/>
    </style:style>
    <style:style style:name="T32" style:family="text">
      <style:text-properties style:text-position="super 58%" fo:font-style="normal" officeooo:rsid="000125ae" style:font-style-asian="normal" style:font-style-complex="normal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09ba32" style:font-weight-asian="bold" style:font-weight-complex="bold"/>
    </style:style>
    <style:style style:name="T35" style:family="text">
      <style:text-properties officeooo:rsid="0002fb9d"/>
    </style:style>
    <style:style style:name="T36" style:family="text">
      <style:text-properties officeooo:rsid="0004d49b"/>
    </style:style>
    <style:style style:name="T37" style:family="text">
      <style:text-properties officeooo:rsid="0007011f"/>
    </style:style>
    <style:style style:name="T38" style:family="text">
      <style:text-properties fo:font-size="14pt" fo:font-weight="bold" style:font-size-asian="14pt" style:font-weight-asian="bold" style:font-size-complex="14pt" style:font-weight-complex="bold"/>
    </style:style>
    <style:style style:name="T39" style:family="text">
      <style:text-properties fo:font-size="14pt" fo:font-weight="bold" officeooo:rsid="001f37c0" style:font-size-asian="14pt" style:font-weight-asian="bold" style:font-size-complex="14pt" style:font-weight-complex="bold"/>
    </style:style>
    <style:style style:name="T40" style:family="text">
      <style:text-properties officeooo:rsid="00076ccd"/>
    </style:style>
    <style:style style:name="T41" style:family="text">
      <style:text-properties officeooo:rsid="000a5d24"/>
    </style:style>
    <style:style style:name="T42" style:family="text">
      <style:text-properties fo:color="#000000" style:font-name="Times New Roman" fo:language="fr" fo:country="CA" fo:font-style="normal" officeooo:rsid="00011793" style:font-style-asian="normal" style:font-style-complex="normal"/>
    </style:style>
    <style:style style:name="T43" style:family="text">
      <style:text-properties fo:color="#000000" style:font-name="Times New Roman" fo:language="fr" fo:country="CA" fo:font-style="normal" officeooo:rsid="0002fb9d" style:font-style-asian="normal" style:font-style-complex="normal"/>
    </style:style>
    <style:style style:name="T44" style:family="text">
      <style:text-properties fo:color="#000000" style:font-name="Times New Roman" fo:language="fr" fo:country="CA" fo:font-style="normal" officeooo:rsid="000125ae" style:font-style-asian="normal" style:font-style-complex="normal"/>
    </style:style>
    <style:style style:name="T45" style:family="text">
      <style:text-properties fo:color="#000000" style:font-name="Times New Roman" fo:language="fr" fo:country="CA" fo:font-style="normal" fo:font-weight="normal" officeooo:rsid="0002fb9d" style:font-style-asian="normal" style:font-weight-asian="normal" style:font-style-complex="normal" style:font-weight-complex="normal"/>
    </style:style>
    <style:style style:name="T46" style:family="text">
      <style:text-properties fo:color="#000000" style:font-name="Times New Roman" fo:language="fr" fo:country="CA" fo:font-style="normal" fo:font-weight="normal" officeooo:rsid="00260278" style:font-style-asian="normal" style:font-weight-asian="normal" style:font-style-complex="normal" style:font-weight-complex="normal"/>
    </style:style>
    <style:style style:name="T47" style:family="text">
      <style:text-properties fo:color="#000000" style:font-name="Times New Roman" fo:language="fr" fo:country="CA" fo:font-style="normal" fo:font-weight="normal" officeooo:rsid="0028d339" style:font-style-asian="normal" style:font-weight-asian="normal" style:font-style-complex="normal" style:font-weight-complex="normal"/>
    </style:style>
    <style:style style:name="T48" style:family="text">
      <style:text-properties fo:color="#000000" style:font-name="Times New Roman" fo:language="fr" fo:country="CA" fo:font-style="italic" style:text-underline-style="none" officeooo:rsid="00011793" style:font-style-asian="italic" style:font-style-complex="italic"/>
    </style:style>
    <style:style style:name="T49" style:family="text">
      <style:text-properties fo:color="#000000" style:font-name="Times New Roman" fo:font-size="12pt" fo:language="fr" fo:country="CA" officeooo:rsid="00011793" style:font-size-asian="12pt" style:font-size-complex="12pt"/>
    </style:style>
    <style:style style:name="T50" style:family="text">
      <style:text-properties fo:color="#000000" style:font-name="Times New Roman" fo:font-size="12pt" fo:language="fr" fo:country="CA" officeooo:rsid="001d9d52" style:font-size-asian="12pt" style:font-size-complex="12pt"/>
    </style:style>
    <style:style style:name="T51" style:family="text">
      <style:text-properties fo:color="#000000" style:font-name="Times New Roman" fo:font-size="12pt" fo:language="fr" fo:country="CA" officeooo:rsid="001f37c0" style:font-size-asian="12pt" style:font-size-complex="12pt"/>
    </style:style>
    <style:style style:name="T52" style:family="text">
      <style:text-properties fo:color="#000000" fo:language="fr" fo:country="CA" officeooo:rsid="0004d49b"/>
    </style:style>
    <style:style style:name="T53" style:family="text">
      <style:text-properties fo:color="#000000" fo:language="fr" fo:country="CA" officeooo:rsid="001b46d9"/>
    </style:style>
    <style:style style:name="T54" style:family="text">
      <style:text-properties fo:color="#000000" style:text-line-through-style="solid" style:text-line-through-type="single" style:font-name="Times New Roman" fo:font-size="12pt" fo:language="fr" fo:country="CA" officeooo:rsid="00011793" style:font-size-asian="12pt" style:font-size-complex="12pt"/>
    </style:style>
    <style:style style:name="T55" style:family="text">
      <style:text-properties fo:color="#000000" style:text-line-through-style="solid" style:text-line-through-type="single" style:font-name="Times New Roman" fo:font-size="12pt" fo:language="fr" fo:country="CA" officeooo:rsid="001b46d9" style:font-size-asian="12pt" style:font-size-complex="12pt"/>
    </style:style>
    <style:style style:name="T56" style:family="text">
      <style:text-properties fo:color="#000000" style:text-line-through-style="solid" style:text-line-through-type="single" style:font-name="Times New Roman" fo:font-size="12pt" fo:language="fr" fo:country="CA" officeooo:rsid="001f37c0" style:font-size-asian="12pt" style:font-size-complex="12pt"/>
    </style:style>
    <style:style style:name="T57" style:family="text">
      <style:text-properties fo:color="#000000" style:text-line-through-style="solid" style:text-line-through-type="single" style:font-name="Times New Roman" fo:font-size="12pt" fo:language="fr" fo:country="CA" fo:font-style="italic" officeooo:rsid="001b46d9" style:font-size-asian="12pt" style:font-style-asian="italic" style:font-size-complex="12pt" style:font-style-complex="italic"/>
    </style:style>
    <style:style style:name="T58" style:family="text">
      <style:text-properties fo:color="#000000" style:text-line-through-style="none" style:text-line-through-type="none" style:font-name="Times New Roman" fo:font-size="12pt" fo:language="fr" fo:country="CA" officeooo:rsid="00011793" style:font-size-asian="12pt" style:font-size-complex="12pt"/>
    </style:style>
    <style:style style:name="T59" style:family="text">
      <style:text-properties fo:color="#000000" style:text-line-through-style="none" style:text-line-through-type="none" style:font-name="Times New Roman" fo:font-size="12pt" fo:language="fr" fo:country="CA" officeooo:rsid="001b46d9" style:font-size-asian="12pt" style:font-size-complex="12pt"/>
    </style:style>
    <style:style style:name="T60" style:family="text">
      <style:text-properties officeooo:rsid="000fc5f3"/>
    </style:style>
    <style:style style:name="T61" style:family="text">
      <style:text-properties officeooo:rsid="001d9d52"/>
    </style:style>
    <style:style style:name="T62" style:family="text">
      <style:text-properties officeooo:rsid="001f37c0"/>
    </style:style>
    <style:style style:name="T63" style:family="text">
      <style:text-properties officeooo:rsid="002327f0"/>
    </style:style>
    <style:style style:name="T64" style:family="text">
      <style:text-properties officeooo:rsid="002729e0" fo:background-color="#ffff00" loext:char-shading-value="0"/>
    </style:style>
    <style:style style:name="T65" style:family="text">
      <style:text-properties officeooo:rsid="0028d339" fo:background-color="#ffff00" loext:char-shading-value="0"/>
    </style:style>
    <style:style style:name="T66" style:family="text">
      <style:text-properties officeooo:rsid="00276bfd"/>
    </style:style>
    <style:style style:name="T67" style:family="text">
      <style:text-properties officeooo:rsid="0028d339"/>
    </style:style>
    <style:style style:name="T68" style:family="text">
      <style:text-properties style:text-line-through-style="solid" style:text-line-through-type="sing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1 <text:tab/><text:span text:style-name="T38">Sequenceur-Sampleur Polyrythmique </text:span><text:span text:style-name="T39">Euclidien</text:span></text:p>
      <text:p text:style-name="P4"/>
      <text:p text:style-name="P4"><text:span text:style-name="T62">2</text:span>.<text:span text:style-name="T63">1</text:span><text:tab/><text:span text:style-name="T33">Analyse des Besoins</text:span></text:p>
      <text:p text:style-name="P5"/>
      <text:p text:style-name="P6"><text:span text:style-name="T62">2</text:span>.2.<text:span text:style-name="T61">1<text:tab/><text:tab/></text:span>Gestion du traitement des <text:span text:style-name="T41">é</text:span>chantillons/samples</text:p>
      <text:p text:style-name="P6"><text:span text:style-name="T26">2.2.1.1</text:span><text:span text:style-name="T1"><text:tab/><text:tab/><text:tab/></text:span><text:span text:style-name="T26">Sélection du sample selon la banque de son</text:span></text:p>
      <text:p text:style-name="P14"><text:tab/><text:tab/><text:tab/><text:tab/>- archive de samples</text:p>
      <text:p text:style-name="P14"><text:tab/><text:tab/><text:tab/><text:tab/>- <text:span text:style-name="T64">Système de presets</text:span></text:p>
      <text:p text:style-name="P8">2.2.1.2<text:tab/><text:tab/><text:tab/>Classe Instrument-Sampler</text:p>
      <text:p text:style-name="P6"><text:tab/><text:tab/><text:tab/><text:tab/>- <text:span text:style-name="T1">decay ; pitch ; </text:span><text:span text:style-name="T9">EQ</text:span><text:span text:style-name="T60"> ; </text:span><text:span text:style-name="T1">pan; </text:span><text:span text:style-name="T12">volume</text:span></text:p>
      <text:p text:style-name="P6"><text:tab/><text:tab/></text:p>
      <text:p text:style-name="P4"><text:span text:style-name="T62">2.</text:span>2.<text:span text:style-name="T61">2</text:span><text:tab/><text:tab/>Gestion de l'algorithme de la polyrythmie :</text:p>
      <text:p text:style-name="P30"><text:tab/><text:tab/><text:span text:style-name="T40">(</text:span>pulsions <text:span text:style-name="T62">&amp; silences)</text:span></text:p>
      <text:p text:style-name="P31"><text:span text:style-name="T51">2</text:span><text:span text:style-name="T50">.</text:span><text:span text:style-name="T49">2.</text:span><text:span text:style-name="T51">2</text:span><text:span text:style-name="T49">.</text:span><text:span text:style-name="T51">1</text:span><text:span text:style-name="T49"><text:tab/><text:tab/><text:tab/></text:span><text:span text:style-name="T54">ratio </text:span><text:span text:style-name="T55">de l'équidistance rythmique </text:span><text:span text:style-name="T56">(Euclide)</text:span><text:span text:style-name="T54">:<text:line-break/></text:span><text:span text:style-name="T58"><text:tab/><text:tab/><text:tab/><text:tab/></text:span><text:span text:style-name="T56">ratio</text:span><text:span text:style-name="T55"> du diviseur de l'équidistance<text:line-break/></text:span><text:span text:style-name="T59"><text:tab/><text:tab/><text:tab/></text:span><text:span text:style-name="T58"><text:tab/></text:span><text:span text:style-name="T55">nombres</text:span><text:span text:style-name="T54"> d</text:span><text:span text:style-name="T56">e </text:span><text:span text:style-name="T54">pulsions </text:span><text:span text:style-name="T56">dites</text:span><text:span text:style-name="T55"> '</text:span><text:span text:style-name="T57">entendues</text:span><text:span text:style-name="T55">'</text:span><text:span text:style-name="T54"><text:line-break/></text:span><text:span text:style-name="T58"><text:tab/><text:tab/><text:tab/><text:tab/></text:span><text:span text:style-name="T56">nombres d'intervalles de temps</text:span></text:p>
      <text:p text:style-name="P6"><text:span text:style-name="T62">2.2</text:span>.<text:span text:style-name="T62">2.2</text:span><text:tab/><text:tab/><text:tab/>quantit<text:span text:style-name="T41">é</text:span> de voix:</text:p>
      <text:p text:style-name="P6"><text:tab/><text:tab/><text:tab/><text:tab/><text:span text:style-name="T62">deux voix par motif rythmique (main gauche / main droite)</text:span></text:p>
      <text:p text:style-name="P6"><text:tab/><text:tab/><text:tab/><text:tab/><text:span text:style-name="T62">avec alternance (optionnelle)</text:span></text:p>
      <text:p text:style-name="P4"><text:tab/></text:p>
      <text:p text:style-name="P4">2.3<text:tab/><text:tab/>Gestion du jeu /<text:span text:style-name="T66"> interface graphique</text:span>:</text:p>
      <text:p text:style-name="P4">2.3.1<text:tab/><text:tab/><text:tab/><text:span text:style-name="T10">Toggles on / off ; </text:span><text:span text:style-name="T26">boutons; </text:span><text:span text:style-name="T10">sliders; </text:span><text:span text:style-name="T27">boites à chiffres</text:span></text:p>
      <text:p text:style-name="P32"/>
      <text:p text:style-name="P32"/>
      <text:p text:style-name="P4">3.<text:span text:style-name="T63">1</text:span><text:tab/><text:span text:style-name="T33">Acquisition des Connaissances</text:span></text:p>
      <text:p text:style-name="P4"/>
      <text:p text:style-name="P4">3.1.<text:span text:style-name="T63">1<text:tab/></text:span><text:tab/>Lire <text:span text:style-name="T35">sur la polyrythmie algorithmique :</text:span></text:p>
      <text:p text:style-name="P4"/>
      <text:p text:style-name="P1"><text:span text:style-name="T42"><text:tab/><text:tab/><text:tab/>G. T. Toussaint, </text:span><text:a xlink:type="simple" xlink:href="http://cgm.cs.mcgill.ca/%7Egodfried/publications/banff.pdf" text:style-name="Internet_20_link" text:visited-style-name="Visited_20_Internet_20_Link"><text:span text:style-name="T48">The Euclidean algorithm generates traditional musical rhythms</text:span></text:a><text:span text:style-name="T42">, <text:tab/><text:tab/><text:tab/>Proceedings of BRIDGES: Mathematical Connections in Art, Music, and <text:tab/><text:tab/><text:tab/><text:tab/><text:tab/></text:span><text:span text:style-name="T43">S</text:span><text:span text:style-name="T42">cience, Banff, Alberta, Canada, July 31 to August 3, 2005, pp. 47–56. </text:span></text:p>
      <text:p text:style-name="P12"/>
      <text:p text:style-name="P7"><text:span text:style-name="T15"><text:tab/><text:tab/><text:tab/>G.T. Toussaint, </text:span><text:span text:style-name="T2">Generating “Good” Musical Rythms Algorithmically, <text:tab/><text:tab/><text:tab/><text:tab/><text:tab/></text:span><text:span text:style-name="T16">Proceedings of the 8</text:span><text:span text:style-name="T32">th</text:span><text:span text:style-name="T16"> International Conference on Arts &amp; Humanities, Honolulu, <text:tab/><text:tab/><text:tab/>Hawaii, January 13-16, 2010, pp. 774-791.</text:span></text:p>
      <text:p text:style-name="P13"/>
      <text:p text:style-name="P2"><text:span text:style-name="T44"><text:tab/><text:tab/><text:tab/></text:span><text:span text:style-name="T43">EUCLIDIAN SEQUENCES; BJORKLUND. Tidal Cycles. [en ligne]. <text:tab/><text:tab/><text:tab/><text:tab/><text:tab/></text:span><text:a xlink:type="simple" xlink:href="https://tidalcycles.org/patterns.html#bjorklund" text:style-name="Internet_20_link" text:visited-style-name="Visited_20_Internet_20_Link">https://tidalcycles.org/patterns.html#bjorklund</text:a><text:span text:style-name="T45"> [page consultee le 23/01/2017].</text:span></text:p>
      <text:p text:style-name="P33"/>
      <text:p text:style-name="P34"><text:span text:style-name="T47"/></text:p>
      <text:p text:style-name="P9">3.<text:span text:style-name="T63">1.</text:span>2<text:tab/><text:tab/><text:span text:style-name="T36">Lire &amp; développer le traitement des samples avec la documentation Pyo.<text:line-break/></text:span></text:p>
      <text:p text:style-name="P11">3.<text:span text:style-name="T63">1.</text:span>3<text:tab/><text:tab/>Lire &amp; développer <text:span text:style-name="T68">contrôle midi</text:span> <text:span text:style-name="T65">interface graphique </text:span>avec le documentation Pyo <text:span text:style-name="T67">et <text:tab/><text:tab/><text:tab/>Zetcode</text:span>.</text:p>
      <text:p text:style-name="P11"><text:line-break/><text:tab/><text:tab/><text:tab/>PYO 0.8.2 DOCUMENTATION. Ajax Sound Studio, Pyo. [en ligne].</text:p>
      <text:p text:style-name="P3"><text:soft-page-break/><text:span text:style-name="T52"><text:tab/><text:tab/><text:tab/></text:span><text:a xlink:type="simple" xlink:href="http://ajaxsoundstudio.com/pyodoc/" text:style-name="Internet_20_link" text:visited-style-name="Visited_20_Internet_20_Link">http://ajaxsoundstudio.com/pyodoc/</text:a><text:span text:style-name="T52"><text:tab/>[page </text:span><text:span text:style-name="T53">consultée</text:span><text:span text:style-name="T52"> le 23/01/2017].</text:span></text:p>
      <text:p text:style-name="P9"><text:tab/><text:tab/><text:tab/><text:tab/><text:tab/><text:tab/><text:tab/></text:p>
      <text:p text:style-name="P9"><text:tab/><text:tab/><text:tab/><text:span text:style-name="T37">Voir: </text:span><text:span text:style-name="T4">API documentation; Soundfile Players; Amplitude Envelopes; Midi Setup; </text:span></text:p>
      <text:p text:style-name="P35"><text:tab/><text:tab/><text:tab/><text:tab/><text:span text:style-name="T40">Midi Handling. Euclide</text:span></text:p>
      <text:p text:style-name="P35"/>
      <text:p text:style-name="P36"><text:span text:style-name="T14"><text:tab/><text:tab/><text:tab/></text:span><text:span text:style-name="T29">WXPYTHON TUTORIAL. Zetcode. [en ligne].</text:span></text:p>
      <text:p text:style-name="P37"><text:span text:style-name="T47"><text:tab/><text:tab/><text:tab/></text:span><text:a xlink:type="simple" xlink:href="http://zetcode.com/wxpython/" text:style-name="Internet_20_link" text:visited-style-name="Visited_20_Internet_20_Link">http://zetcode.com/wxpython/</text:a><text:span text:style-name="T46"> </text:span><text:span text:style-name="T47">[page consultee le 23/02/2017].</text:span></text:p>
      <text:p text:style-name="P36"/>
      <text:p text:style-name="P9"/>
      <text:p text:style-name="P10">4.<text:span text:style-name="T63">1</text:span><text:span text:style-name="T33"><text:tab/>Mod</text:span><text:span text:style-name="T34">è</text:span><text:span text:style-name="T33">le</text:span></text:p>
      <text:p text:style-name="P15"><text:tab/><text:tab/></text:p>
      <text:p text:style-name="P29"><text:span text:style-name="T14">L'instrument-sampleur doit avoir une banque son dédiée </text:span><text:span text:style-name="T27">à un</text:span><text:span text:style-name="T14"> jeu </text:span><text:span text:style-name="T27">rythmique </text:span><text:span text:style-name="T29">(</text:span><text:span text:style-name="T11">soundbank</text:span><text:span text:style-name="T29">)</text:span><text:span text:style-name="T14">. Chaque</text:span><text:span text:style-name="T29">s</text:span><text:span text:style-name="T14"> échantillon</text:span><text:span text:style-name="T29">s</text:span><text:span text:style-name="T14"> (</text:span><text:span text:style-name="T1">sample</text:span><text:span text:style-name="T11">s</text:span><text:span text:style-name="T14">) doi</text:span><text:span text:style-name="T29">ven</text:span><text:span text:style-name="T14">t être contrôlé</text:span><text:span text:style-name="T29">s</text:span><text:span text:style-name="T14"> indépendamment afin de pouvoir éclaircir </text:span><text:span text:style-name="T22">l</text:span><text:span text:style-name="T14">es spécificités sonores telles le volume, le panorama, la hauteur (</text:span><text:span text:style-name="T1">pitch</text:span><text:span text:style-name="T14">) et la durée (</text:span><text:span text:style-name="T21">chute ou </text:span><text:span text:style-name="T1">decay</text:span><text:span text:style-name="T5">).<text:tab/> </text:span><text:span text:style-name="T21"><text:line-break/></text:span><text:span text:style-name="T22">Un algorithme de polyrythmie doit lire les échantillons traités selon des séquences définies par l'usager. </text:span><text:span text:style-name="T27">Implémenter un menu des variations </text:span><text:span text:style-name="T14">polyr</text:span><text:span text:style-name="T22">y</text:span><text:span text:style-name="T14">thmique</text:span><text:span text:style-name="T27">s mieux connues / définies afin de favoriser l'apprentissage des rythmes.</text:span></text:p>
      <text:p text:style-name="P27"><text:span text:style-name="T23">Un contrôle graphique doit permettre de contrôler les variations rythmiques </text:span><text:span text:style-name="T27">et de choisir la polyrythmie désirée</text:span><text:span text:style-name="T23">. </text:span></text:p>
      <text:p text:style-name="P25"/>
      <text:p text:style-name="P23"/>
      <text:p text:style-name="P16"><text:span text:style-name="T14">5.</text:span><text:span text:style-name="T28">1</text:span><text:span text:style-name="T14"><text:tab/></text:span><text:span text:style-name="T30">Méthode</text:span></text:p>
      <text:p text:style-name="P18"/>
      <text:p text:style-name="P28"><text:span text:style-name="T17">Un</text:span><text:span text:style-name="T18">e</text:span><text:span text:style-name="T17"> interface graphique vulgaris</text:span><text:span text:style-name="T19">e</text:span><text:span text:style-name="T17"> l'algorithme de la polyrythmie afin de faciliter le jeu pour l'u</text:span><text:span text:style-name="T23">sager</text:span><text:span text:style-name="T17">. </text:span><text:span text:style-name="T19">Les paramètres du jeu sont claires et c</text:span><text:span text:style-name="T17">haque voix </text:span><text:span text:style-name="T23">peut être activée à souhait selon un système de </text:span><text:span text:style-name="T6">toggle on/off. </text:span><text:span text:style-name="T27">L</text:span><text:span text:style-name="T17">'interface graphique </text:span><text:span text:style-name="T20">doit</text:span><text:span text:style-name="T19"> aussi </text:span><text:span text:style-name="T20">offrir</text:span><text:span text:style-name="T19"> un </text:span><text:span text:style-name="T17">contrôle </text:span><text:span text:style-name="T19">sur</text:span><text:span text:style-name="T17"> l</text:span><text:span text:style-name="T19">'enveloppe d'amplitude (</text:span><text:span text:style-name="T3">decay), </text:span><text:span text:style-name="T19">le panorama (</text:span><text:span text:style-name="T3">pan</text:span><text:span text:style-name="T19">), le volume</text:span><text:span text:style-name="T3"> </text:span><text:span text:style-name="T19">&amp; la hauteur (</text:span><text:span text:style-name="T3">pitch</text:span><text:span text:style-name="T19">) </text:span><text:span text:style-name="T17">des </text:span><text:span text:style-name="T19">échantillons en mémoire et ce pour chaque voix du système</text:span><text:span text:style-name="T17">. </text:span></text:p>
      <text:p text:style-name="P28"><text:span text:style-name="T23"><text:s/><text:line-break/>Les paramètres de la</text:span><text:span text:style-name="T17"> séquence </text:span><text:span text:style-name="T19">offre</text:span><text:span text:style-name="T20">nt</text:span><text:span text:style-name="T17"> un contrôle rapide </text:span><text:span text:style-name="T19">vers</text:span><text:span text:style-name="T17"> les valeurs d</text:span><text:span text:style-name="T19">e l'algorithme </text:span><text:span text:style-name="T23">telles l</text:span><text:span text:style-name="T24">e</text:span><text:span text:style-name="T23"> </text:span><text:span text:style-name="T24">nombre de pulsations </text:span><text:span text:style-name="T27">totales dans la métrique </text:span><text:span text:style-name="T24">et du nombre </text:span><text:span text:style-name="T23">d</text:span><text:span text:style-name="T24">e pul</text:span><text:span text:style-name="T27">sat</text:span><text:span text:style-name="T24">ions </text:span><text:span text:style-name="T7">entendues</text:span><text:span text:style-name="T24"> </text:span><text:span text:style-name="T25">ou </text:span><text:span text:style-name="T8">équidistantes</text:span><text:span text:style-name="T24">. </text:span><text:span text:style-name="T27">Se baser sur l'algorithme euclidien (et Bjorklund) afin de structurer le séquenceur. </text:span><text:span text:style-name="T31">Il faudra penser <text:s/>à implémenter un système de </text:span><text:span text:style-name="T13">presets</text:span><text:span text:style-name="T31"> pour faciliter le changement entre les structures.</text:span></text:p>
      <text:p text:style-name="P26"/>
      <text:p text:style-name="P24"/>
      <text:p text:style-name="P20"/>
      <text:p text:style-name="P17"><text:span text:style-name="T14">6.</text:span><text:span text:style-name="T28">1</text:span><text:span text:style-name="T14"><text:tab/></text:span><text:span text:style-name="T30">Implémentation</text:span></text:p>
      <text:p text:style-name="P20"/>
      <text:p text:style-name="P21"><text:tab/><text:tab/><text:tab/></text:p>
      <text:p text:style-name="P21"/>
      <text:p text:style-name="P21"/>
      <text:p text:style-name="P19"/>
      <text:p text:style-name="P17"><text:span text:style-name="T14">7.</text:span><text:span text:style-name="T28">1</text:span><text:span text:style-name="T14"><text:tab/></text:span><text:span text:style-name="T30">Test &amp; Maintenance</text:span></text:p>
      <text:p text:style-name="P19"/>
      <text:p text:style-name="P17"><text:span text:style-name="T30"><text:tab/><text:tab/></text:span><text:span text:style-name="T14">[…]</text:span></text:p>
      <text:p text:style-name="P20"/>
      <text:p text:style-name="P20"/>
      <text:p text:style-name="P2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02:11:33.463000000</meta:creation-date>
    <dc:date>2017-03-13T17:09:51.191000000</dc:date>
    <meta:editing-duration>PT14H14M29S</meta:editing-duration>
    <meta:editing-cycles>17</meta:editing-cycles>
    <meta:generator>LibreOffice/4.4.3.2$Windows_x86 LibreOffice_project/88805f81e9fe61362df02b9941de8e38a9b5fd16</meta:generator>
    <meta:document-statistic meta:table-count="0" meta:image-count="0" meta:object-count="0" meta:page-count="3" meta:paragraph-count="43" meta:word-count="473" meta:character-count="3463" meta:non-whitespace-character-count="2898"/>
  </office:meta>
</office:document-meta>
</file>